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Anton Faulhaber</text:span></text:p>
      <text:p text:style-name="P3"><text:tab/><text:tab/></text:p>
      <text:p text:style-name="P2"><text:span text:style-name="Highlighted_20_with_20_gray_20_Char"><text:span text:style-name="T4">Iste esse hic deleniti est si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e05c75e-ebb9-41b2-8b90-ae0230a0cccb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61f69ac1-add1-47db-9981-f77821701466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7c1f80e1-e716-4a71-aa9f-2a8b01805f6a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stephan@hahn.name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